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788cm" table:align="left"/>
    </style:style>
    <style:style style:name="Table1.A" style:family="table-column">
      <style:table-column-properties style:column-width="1.79cm"/>
    </style:style>
    <style:style style:name="Table1.B" style:family="table-column">
      <style:table-column-properties style:column-width="1.715cm"/>
    </style:style>
    <style:style style:name="Table1.C" style:family="table-column">
      <style:table-column-properties style:column-width="4.824cm"/>
    </style:style>
    <style:style style:name="Table1.D" style:family="table-column">
      <style:table-column-properties style:column-width="4.459cm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Table1.D1" style:family="table-cell">
      <style:table-cell-properties style:vertical-align="middle" style:border-line-width="0.002cm 0.035cm 0.002cm" fo:padding="0.049cm" fo:border="0.05pt double #808080"/>
    </style:style>
    <style:style style:name="Table1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Table1.D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Table2" style:family="table">
      <style:table-properties style:width="8.936cm" table:align="center"/>
    </style:style>
    <style:style style:name="Table2.A" style:family="table-column">
      <style:table-column-properties style:column-width="3.014cm"/>
    </style:style>
    <style:style style:name="Table2.B" style:family="table-column">
      <style:table-column-properties style:column-width="1.526cm"/>
    </style:style>
    <style:style style:name="Table2.C" style:family="table-column">
      <style:table-column-properties style:column-width="4.396cm"/>
    </style:style>
    <style:style style:name="Table2.1" style:family="table-row">
      <style:table-row-properties style:min-row-height="0.582cm"/>
    </style:style>
    <style:style style:name="Table2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Table2.C1" style:family="table-cell">
      <style:table-cell-properties style:vertical-align="middle" style:border-line-width="0.002cm 0.035cm 0.002cm" fo:padding="0.049cm" fo:border="0.05pt double #808080"/>
    </style:style>
    <style:style style:name="Table2.2" style:family="table-row">
      <style:table-row-properties style:min-row-height="0.503cm"/>
    </style:style>
    <style:style style:name="Table2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Table2.C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Table2.9" style:family="table-row">
      <style:table-row-properties style:min-row-height="0.529cm"/>
    </style:style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 style:list-style-name="L1">
      <style:paragraph-properties fo:margin-left="0cm" fo:margin-right="0cm" fo:text-indent="-0.635cm" style:auto-text-indent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paragraph-properties fo:margin-top="0cm" fo:margin-bottom="0cm" fo:text-align="center" style:justify-single-word="false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Table_20_Contents">
      <style:text-properties style:font-name="symbol"/>
    </style:style>
    <style:style style:name="P10" style:family="paragraph" style:parent-style-name="Table_20_Contents">
      <style:text-properties style:font-name="symbol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margin-left="0cm" fo:margin-right="0cm" style:line-height-at-least="0.503cm" fo:text-align="start" style:justify-single-word="false" fo:orphans="2" fo:widows="2" fo:text-indent="0cm" style:auto-text-indent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Symbol" fo:font-size="12pt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Symbol" style:font-style-asian="normal" style:font-weight-asian="normal" style:font-name-complex="Symbol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font-name="symbol" fo:font-size="14pt" fo:letter-spacing="normal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fo:font-size="14pt" fo:letter-spacing="normal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font-name="sans-serif" fo:letter-spacing="normal" fo:font-style="normal" fo:text-shadow="none" style:text-underline-style="none" fo:font-weight="normal" style:letter-kerning="true" style:font-name-asian="Symbol" style:font-style-asian="normal" style:font-weight-asian="normal" style:font-name-complex="Symbol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font-name="sans-serif" fo:font-size="12pt" fo:letter-spacing="normal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Symbol" style:font-style-asian="normal" style:font-weight-asian="normal" style:font-name-complex="Symbol" style:font-style-complex="normal" style:font-weight-complex="normal" style:text-emphasize="none" style:text-overline-style="none" style:text-overline-color="font-color"/>
    </style:style>
    <style:style style:name="T10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11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_20_3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_20_2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_20_4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_20_5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Dash_20_6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_20_7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_20_8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draw:stroke-dash="Dash_20_9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_20_10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11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_20_12" svg:stroke-width="0cm" svg:stroke-color="#8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_20_13" svg:stroke-width="0cm" svg:stroke-color="#8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/>
    </style:style>
    <style:style style:name="gr19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14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_20_15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_20_16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7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_20_25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26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27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_20_28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Fine_20_Dashed" svg:stroke-width="0.019cm" svg:stroke-color="#000000" draw:marker-start="" draw:marker-start-width="0.229cm" draw:marker-start-center="false" draw:marker-end="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Fine_20_Dashed" svg:stroke-width="0.019cm" svg:stroke-color="#000000" draw:marker-start="" draw:marker-start-width="0.229cm" draw:marker-start-center="false" draw:marker-end="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Fine_20_Dashed" svg:stroke-width="0.019cm" svg:stroke-color="#000000" draw:marker-start="" draw:marker-start-width="0.229cm" draw:marker-start-center="false" draw:marker-end="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Fine_20_Dashed" svg:stroke-width="0cm" svg:stroke-color="#8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Fine_20_Dashed" svg:stroke-width="0cm" svg:stroke-color="#8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Fine_20_Dashed" svg:stroke-width="0.019cm" svg:stroke-color="#000000" draw:marker-start="" draw:marker-start-width="0.229cm" draw:marker-start-center="false" draw:marker-end="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1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dash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tch or roll over? Fixed wing aircraft turn and pitch dynamics</text:p>
      <text:p text:style-name="Standard"/>
      <text:p text:style-name="Standard"/>
      <text:h text:style-name="Heading_20_1" text:outline-level="1">Introduction</text:h>
      <text:p text:style-name="Standard"/>
      <text:p text:style-name="Standard"/>
      <text:h text:style-name="Heading_20_1" text:outline-level="1">Basics</text:h>
      <text:p text:style-name="Standard"/>
      <text:p text:style-name="Standard">In level flight, lift generated by the wing equals mass* gravity</text:p>
      <text:p text:style-name="Standard"/>
      <text:p text:style-name="Standard"><draw:frame draw:style-name="fr1" draw:name="Frame1" text:anchor-type="paragraph" svg:x="3.812cm" svg:y="0.231cm" svg:width="9.435cm" draw:z-index="0"><draw:text-box fo:min-height="3.517cm"><text:p text:style-name="Drawing"><draw:g text:anchor-type="paragraph" draw:z-index="1" draw:style-name="gr1"><draw:g draw:style-name="gr2"><draw:custom-shape draw:style-name="gr3" draw:text-style-name="P14" svg:width="9.401cm" svg:height="0.202cm" svg:x="0.016cm" svg:y="2.799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14" svg:width="1.001cm" svg:height="1.001cm" svg:x="4.216cm" svg:y="2.4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4" svg:width="0.202cm" svg:height="1.4cm" svg:x="4.614cm" svg:y="1.401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14" svg:width="2.601cm" svg:height="0.2cm" svg:x="3.415cm" svg:y="1.401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4" draw:text-style-name="P14" svg:x1="4.715cm" svg:y1="3cm" svg:x2="4.715cm" svg:y2="0cm"><text:p/></draw:line></draw:g>Drawing <text:sequence text:ref-name="refDrawing0" text:name="Drawing" text:formula="ooow:Drawing+1" style:num-format="1">1</text:sequence>: Level flight</text:p></draw:text-box></draw:frame></text:p>
      <text:p text:style-name="Standard"/>
      <text:p text:style-name="Standard">When banked in a moderate balanced turn, more lift needs to be generated by the wing. <text:s/>A component of the wing lift is directed sideways which accelerates the aircraft around the turn.</text:p>
      <text:p text:style-name="Standard"/>
      <text:p text:style-name="Standard">In a flat turn, the elevator mostly influences the earth based pitch and not the earth based rotation. <text:s/>Rolling the aircraft slightly does not greatly influence the turn rate or pitch rate.</text:p>
      <text:p text:style-name="Standard"><draw:frame draw:style-name="fr1" draw:name="Frame5" text:anchor-type="paragraph" svg:x="3.574cm" svg:y="0.355cm" svg:width="9.419cm" draw:z-index="8"><draw:text-box fo:min-height="5.103cm"><text:p text:style-name="Drawing"><draw:g text:anchor-type="paragraph" draw:z-index="9" draw:style-name="gr18"><draw:g draw:style-name="gr2"><draw:custom-shape draw:style-name="gr19" draw:text-style-name="P14" svg:width="9.401cm" svg:height="0.2cm" draw:transform="rotate (0.436332312998582) translate (0.460375cm 5.29343055555556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0" draw:text-style-name="P14" svg:width="0.999cm" svg:height="1.001cm" draw:transform="rotate (0.436332312998582) translate (4.13884722222222cm 3.24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14" svg:width="0.202cm" svg:height="1.401cm" draw:transform="skewX (-0.00122173047639603) rotate (0.436332312998582) translate (4.03654166666667cm 2.079625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2" draw:text-style-name="P14" svg:width="2.601cm" svg:height="0.202cm" draw:transform="rotate (0.436332312998582) translate (2.94922222222222cm 2.58586111111111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23" draw:text-style-name="P14" svg:x1="4.802cm" svg:y1="3.488cm" svg:x2="3.37cm" svg:y2="0.507cm"><text:p/></draw:line><draw:line draw:style-name="gr24" draw:text-style-name="P14" svg:x1="4.772cm" svg:y1="3.507cm" svg:x2="4.772cm" svg:y2="0.507cm"><text:p/></draw:line><draw:line draw:style-name="gr25" draw:text-style-name="P14" svg:x1="4.77cm" svg:y1="0.507cm" svg:x2="3.37cm" svg:y2="0.507cm"><text:p/></draw:line></draw:g>Drawing <text:sequence text:ref-name="refDrawing4" text:name="Drawing" text:formula="ooow:Drawing+1" style:num-format="1">2</text:sequence>: Flat turn</text:p></draw:text-box></draw:frame></text:p>
      <text:p text:style-name="Standard"/>
      <text:p text:style-name="Standard"/>
      <text:p text:style-name="P5">During a moderate turn, roll angle and elevator control contributes to both pitch and yaw. <text:s/>Rudder also contributes to both. <text:s/>In a normal co-ordinated turn, rudder needs to be applied to avoid slip which increases drag. <text:s/>The ideal turn has no component of acceleration in the span axis of the aircraft.</text:p>
      <text:p text:style-name="Standard"/>
      <text:p text:style-name="Standard"><draw:frame draw:style-name="fr1" draw:name="Frame2" text:anchor-type="paragraph" svg:x="4.207cm" svg:y="0.175cm" svg:width="9.419cm" draw:z-index="2"><draw:text-box fo:min-height="6.865cm"><text:p text:style-name="Drawing"><draw:g text:anchor-type="paragraph" draw:z-index="3" draw:style-name="gr1"><draw:g draw:style-name="gr2"><draw:custom-shape draw:style-name="gr3" draw:text-style-name="P14" svg:width="9.401cm" svg:height="0.2cm" draw:transform="rotate (0.785398163397448) translate (1.31586111111111cm 6.64633333333333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14" svg:width="0.999cm" svg:height="0.999cm" draw:transform="skewX (0.00174532925199435) rotate (0.785398163397448) translate (4.07458333333333cm 3.464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4" svg:width="0.2cm" svg:height="1.4cm" draw:transform="rotate (0.785398163397448) translate (3.57893055555556cm 2.40418055555556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14" svg:width="2.601cm" svg:height="0.2cm" draw:transform="rotate (0.785398163397448) translate (2.7305cm 3.25261111111111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5" draw:text-style-name="P14" svg:x1="4.783cm" svg:y1="3.465cm" svg:x2="1.806cm" svg:y2="0.488cm"><text:p/></draw:line><draw:line draw:style-name="gr6" draw:text-style-name="P14" svg:x1="4.804cm" svg:y1="3.488cm" svg:x2="4.804cm" svg:y2="0.488cm"><text:p/></draw:line><draw:line draw:style-name="gr7" draw:text-style-name="P14" svg:x1="4.806cm" svg:y1="0.488cm" svg:x2="1.806cm" svg:y2="0.488cm"><text:p/></draw:line></draw:g>Drawing <text:sequence text:ref-name="refDrawing1" text:name="Drawing" text:formula="ooow:Drawing+1" style:num-format="1">3</text:sequence>: Moderate turn</text:p></draw:text-box></draw:frame></text:p>
      <text:p text:style-name="Standard"/>
      <text:p text:style-name="Standard">In a steep balanced turn the lift generated by the wing is much larger than the lift required against gravity. <text:s/>Elevator has very little influence on earth based pitch. <text:s/>Most aircraft do not have enough control authority on the rudder to change pitch. <text:s/>Using the rudder and body lift to influence pitch causes more drag than using lift wing so it should be avoided. <text:s/></text:p>
      <text:p text:style-name="Standard"><draw:frame draw:style-name="fr1" draw:name="Frame3" text:anchor-type="paragraph" svg:x="3.895cm" svg:y="0.256cm" svg:width="10.358cm" draw:z-index="4"><draw:text-box fo:min-height="9.56cm"><text:p text:style-name="Drawing"><draw:g text:anchor-type="paragraph" draw:z-index="5" draw:style-name="gr8"><draw:g draw:style-name="gr2"><draw:custom-shape draw:style-name="gr3" draw:text-style-name="P14" svg:width="9.401cm" svg:height="0.2cm" draw:transform="rotate (1.23394778115999) translate (5.75556944444444cm 8.87236111111111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14" svg:width="1.001cm" svg:height="1.001cm" draw:transform="rotate (1.23394778115999) translate (6.85976388888889cm 4.808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4" svg:width="0.2cm" svg:height="1.4cm" draw:transform="skewX (0.00506145483078361) rotate (1.23394778115999) translate (5.95488888888889cm 4.06752777777778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14" svg:width="2.602cm" svg:height="0.2cm" draw:transform="rotate (1.23394778115999) translate (5.55801388888889cm 5.20170833333333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9" draw:text-style-name="P14" svg:x1="7.497cm" svg:y1="4.503cm" svg:x2="-0.949cm" svg:y2="1.538cm"><text:p/></draw:line><draw:line draw:style-name="gr10" draw:text-style-name="P14" svg:x1="7.551cm" svg:y1="4.538cm" svg:x2="7.551cm" svg:y2="1.538cm"><text:p/></draw:line><draw:line draw:style-name="gr11" draw:text-style-name="P14" svg:x1="7.551cm" svg:y1="1.538cm" svg:x2="-0.949cm" svg:y2="1.538cm"><text:p/></draw:line></draw:g>Drawing <text:sequence text:ref-name="refDrawing2" text:name="Drawing" text:formula="ooow:Drawing+1" style:num-format="1">4</text:sequence>: Steep turn</text:p></draw:text-box></draw:frame></text:p>
      <text:p text:style-name="Standard">To control pitch, the aircraft must roll slightly to change the direction of the lift it is generating. <text:s/>The result is an increase/decrease of pitch but a corresponding decrease/increase of turn rate. <text:s/>To keep a constant turn rate, the lift force (elevator) must be changed.</text:p>
      <text:p text:style-name="Standard"/>
      <text:p text:style-name="Standard"/>
      <text:p text:style-name="Standard"><draw:frame draw:style-name="fr1" draw:name="Frame4" text:anchor-type="paragraph" svg:x="3.706cm" svg:y="0cm" svg:width="10.841cm" draw:z-index="6"><draw:text-box fo:min-height="9.52cm"><text:p text:style-name="Drawing"><draw:g text:anchor-type="paragraph" draw:z-index="7" draw:style-name="gr12"><draw:g draw:style-name="gr2"><draw:g draw:style-name="gr2"><draw:custom-shape draw:style-name="gr3" draw:text-style-name="P14" svg:width="9.401cm" svg:height="0.202cm" draw:transform="rotate (0.972148393360842) translate (3.96875cm 8.83279166666667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14" svg:width="1.003cm" svg:height="1.001cm" draw:transform="skewX (-0.00174532925199426) rotate (0.972148393360842) translate (6.08718055555556cm 5.192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4" svg:width="0.2cm" svg:height="1.401cm" draw:transform="skewX (-0.00383972435438744) rotate (0.972148393360842) translate (5.40455555555556cm 4.24315277777778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14" svg:width="2.601cm" svg:height="0.202cm" draw:transform="rotate (0.972148393360842) translate (4.72722222222222cm 5.23345833333333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13" draw:text-style-name="P14" svg:x1="6.784cm" svg:y1="5.061cm" svg:x2="-0.607cm" svg:y2="0.011cm"><text:p/></draw:line></draw:g><draw:line draw:style-name="gr14" draw:text-style-name="P14" svg:x1="6.761cm" svg:y1="5.005cm" svg:x2="6.761cm" svg:y2="2.005cm"><text:p/></draw:line><draw:line draw:style-name="gr15" draw:text-style-name="P14" svg:x1="6.761cm" svg:y1="2.005cm" svg:x2="-1.739cm" svg:y2="2.005cm"><text:p/></draw:line><draw:line draw:style-name="gr16" draw:text-style-name="P14" svg:x1="6.761cm" svg:y1="5.123cm" svg:x2="6.761cm" svg:y2="0.023cm"><text:p/></draw:line><draw:line draw:style-name="gr17" draw:text-style-name="P14" svg:x1="6.763cm" svg:y1="0.023cm" svg:x2="-0.637cm" svg:y2="0.023cm"><text:p/></draw:line></draw:g>Drawing <text:sequence text:ref-name="refDrawing3" text:name="Drawing" text:formula="ooow:Drawing+1" style:num-format="1">5</text:sequence>: Altered roll angle for pitch control</text:p></draw:text-box></draw:frame><text:soft-page-break/></text:p>
      <text:p text:style-name="Standard">This leads to some questions:</text:p>
      <text:list xml:id="list28184094" text:style-name="L1">
        <text:list-item>
          <text:p text:style-name="P1">What happens when the limits of lift are reached, either by maximum airframe stress or by stall limit?</text:p>
        </text:list-item>
        <text:list-item>
          <text:p text:style-name="P1">Should turn rate be kept constant as the roll position is modified?</text:p>
        </text:list-item>
        <text:list-item>
          <text:p text:style-name="P1">Some aggressive turns demand that that the aircraft turns through inverted. <text:s/>What happens when the aircraft is inverted? </text:p>
        </text:list-item>
        <text:list-item>
          <text:p text:style-name="P1">If the aircraft is moved from desired roll position by turbulence or control error, what should the response be?</text:p>
        </text:list-item>
        <text:list-item>
          <text:p text:style-name="P1">What happens when the aircraft is at a moderate to steep pitch angle.</text:p>
          <text:p text:style-name="P4"/>
          <text:p text:style-name="P4"/>
        </text:list-item>
      </text:list>
      <text:h text:style-name="P7" text:outline-level="1"/>
      <text:h text:style-name="P8" text:outline-level="1">Mathematical description</text:h>
      <text:p text:style-name="Standard"/>
      <text:h text:style-name="Heading_20_2" text:outline-level="2">Balanced co-ordinated turn in level flight</text:h>
      <text:p text:style-name="Text_20_body">Calculating the expected pitch and yaw rates in a balanced and co-ordinated turn. <text:s/>Input is the roll angle to vertical.</text:p>
      <text:p text:style-name="Text_20_body"/>
      <text:p text:style-name="Standard">In a balanced turn where there is zero earth pitch:</text:p>
      <text:p text:style-name="Standard"/>
      <text:p text:style-name="Standard"/>
      <text:p text:style-name="Standard">Where:</text:p>
      <text:p text:style-name="Standard"><draw:frame draw:style-name="fr1" draw:name="Frame6" text:anchor-type="paragraph" svg:x="3.23cm" svg:y="-0.603cm" svg:width="10.095cm" draw:z-index="10"><draw:text-box fo:min-height="7.232cm"><text:p text:style-name="Drawing"><draw:g text:anchor-type="paragraph" draw:z-index="11" draw:style-name="gr26"><draw:g draw:style-name="gr2"><draw:custom-shape draw:style-name="gr27" draw:text-style-name="P14" svg:width="9.402cm" svg:height="0.2cm" draw:transform="skewX (-0.00890117918517118) rotate (0.436332312998582) translate (1.08831944444444cm 6.016625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8" draw:text-style-name="P14" svg:width="0.999cm" svg:height="1.001cm" draw:transform="skewX (0.00174532925199431) rotate (0.436332312998582) translate (4.76955555555556cm 3.96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14" svg:width="0.2cm" svg:height="1.401cm" draw:transform="skewX (0.00383972435438749) rotate (0.436332312998582) translate (4.66725cm 2.80281944444444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0" draw:text-style-name="P14" svg:width="2.603cm" svg:height="0.2cm" draw:transform="rotate (0.436332312998582) translate (3.57893055555556cm 3.31081944444444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1" draw:text-style-name="P14" svg:x1="5.433cm" svg:y1="4.211cm" svg:x2="4.001cm" svg:y2="1.23cm"><text:p/></draw:line><draw:line draw:style-name="gr32" draw:text-style-name="P14" svg:x1="5.401cm" svg:y1="4.23cm" svg:x2="5.401cm" svg:y2="1.23cm"><text:p/></draw:line><draw:line draw:style-name="gr33" draw:text-style-name="P14" svg:x1="5.401cm" svg:y1="1.23cm" svg:x2="4.001cm" svg:y2="1.23cm"><text:p/></draw:line><draw:line draw:style-name="gr34" draw:text-style-name="P14" svg:x1="5.393cm" svg:y1="4.23cm" svg:x2="5.393cm" svg:y2="7.23cm"><text:p/></draw:line><draw:frame draw:style-name="gr35" draw:text-style-name="P16" svg:width="2.747cm" svg:height="0.983cm" svg:x="5.493cm" svg:y="5.731cm"><draw:text-box><text:p text:style-name="P15"><text:span text:style-name="T11">Fg=m*g</text:span></text:p></draw:text-box></draw:frame><draw:frame draw:style-name="gr36" draw:text-style-name="P16" svg:width="4.185cm" svg:height="1.031cm" svg:x="3.136cm" svg:y="0cm"><draw:text-box><text:p text:style-name="P15"><text:span text:style-name="T11">Ft=m*g*tan</text:span><text:span text:style-name="T12">F</text:span></text:p></draw:text-box></draw:frame><draw:frame draw:style-name="gr37" draw:text-style-name="P16" svg:width="4.185cm" svg:height="1.031cm" svg:x="0.397cm" svg:y="1.73cm"><draw:text-box><text:p text:style-name="P15"><text:span text:style-name="T11">Fl=m*g/cos</text:span><text:span text:style-name="T12">F</text:span></text:p></draw:text-box></draw:frame><draw:frame draw:style-name="gr38" draw:text-style-name="P16" svg:width="0.906cm" svg:height="1.033cm" svg:x="4.389cm" svg:y="3.2cm"><draw:text-box><text:p text:style-name="P15"><text:span text:style-name="T12">F</text:span></text:p></draw:text-box></draw:frame></draw:g>Drawing <text:sequence text:ref-name="refDrawing5" text:name="Drawing" text:formula="ooow:Drawing+1" style:num-format="1">6</text:sequence>: Forces in a balanced co-ordinated turn</text:p></draw:text-box></draw:frame>Fg = force due to gravity</text:p>
      <text:p text:style-name="Standard">Fl = Lifting force</text:p>
      <text:p text:style-name="Standard">Ft = Resulting tangential force from lift</text:p>
      <text:p text:style-name="Standard"/>
      <text:p text:style-name="Standard">There will also be a small force from the rudder in a co-ordinated turn but that will be dismissed for now.</text:p>
      <text:p text:style-name="Standard"/>
      <text:p text:style-name="Standard">The tangential force causes acceleration around a turn. <text:s/>The acceleration is:</text:p>
      <text:p text:style-name="Standard">V''t = Ft / m = g*tan<text:span text:style-name="T5">F</text:span><text:span text:style-name="T1"> </text:span></text:p>
      <text:p text:style-name="P3"><text:span text:style-name="T2"/></text:p>
      <text:p text:style-name="P3"><text:span text:style-name="T2">and the earth based vertical axis rotation rate is:</text:span></text:p>
      <text:p text:style-name="P3"><text:span text:style-name="T2"/></text:p>
      <text:p text:style-name="P9"><text:span text:style-name="T8">γ</text:span><text:span text:style-name="T3">' = V''t / Vf</text:span></text:p>
      <text:p text:style-name="P9"><text:span text:style-name="T3">where:</text:span></text:p>
      <text:p text:style-name="P10"><text:span text:style-name="T4"><text:tab/>Vf is forward velocity</text:span></text:p>
      <text:p text:style-name="P10"><text:span text:style-name="T4"><text:tab/></text:span><text:span text:style-name="T7">γ' </text:span><text:span text:style-name="T9">is the rate of earth heading change</text:span></text:p>
      <text:p text:style-name="Standard"/>
      <text:p text:style-name="Standard">This turn is a rotation which will be measured by both pitch and yaw gyros in varying ratio depending on the roll angle.</text:p>
      <text:p text:style-name="Standard"/>
      <text:p text:style-name="P9"><text:span text:style-name="T3">q = </text:span><text:span text:style-name="T8">γ</text:span><text:span text:style-name="T3">' * sin</text:span><text:span text:style-name="T6">F</text:span></text:p>
      <text:p text:style-name="Table_20_Contents"><text:soft-page-break/>r = <text:span text:style-name="T8">γ</text:span><text:span text:style-name="T3">' * cos</text:span><text:span text:style-name="T5">F</text:span></text:p>
      <text:p text:style-name="Text_20_body">where q is aircraft pitch rate and r is the aircraft yaw rate.</text:p>
      <text:h text:style-name="Heading_20_2" text:outline-level="2">Balanced co-ordinated turn during pitch adjustment</text:h>
      <text:p text:style-name="Text_20_body">In this case, the aircraft rotates away from its balanced turn to make a pitch adjustment. <text:s/>Inputs are the required turn rate and the required pitch rate.</text:p>
      <text:p text:style-name="Text_20_body"><draw:frame draw:style-name="fr2" draw:name="Frame7" text:anchor-type="paragraph" svg:y="0.213cm" svg:width="11.875cm" draw:z-index="12"><draw:text-box fo:min-height="11.007cm"><text:p text:style-name="Drawing"><draw:g text:anchor-type="paragraph" draw:z-index="13" draw:style-name="gr26"><draw:g draw:style-name="gr2"><draw:custom-shape draw:style-name="gr39" draw:text-style-name="P14" svg:width="9.401cm" svg:height="0.2cm" draw:transform="rotate (1.23394778115999) translate (7.24076388888889cm 10.31875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0" draw:text-style-name="P14" svg:width="1.001cm" svg:height="1.003cm" draw:transform="rotate (1.23394778115999) translate (8.34495833333333cm 6.254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14" svg:width="0.2cm" svg:height="1.401cm" draw:transform="skewX (0.00506145483078365) rotate (1.23394778115999) translate (7.44008333333333cm 5.51391666666667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2" draw:text-style-name="P14" svg:width="2.601cm" svg:height="0.202cm" draw:transform="rotate (1.23394778115999) translate (7.04320833333333cm 6.64633333333333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2"><draw:custom-shape draw:style-name="gr43" draw:text-style-name="P14" svg:width="9.401cm" svg:height="0.202cm" draw:transform="rotate (0.972148393360842) translate (6.1585cm 9.70844444444444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4" draw:text-style-name="P14" svg:width="1.001cm" svg:height="1.003cm" draw:transform="skewX (-0.00174532925199438) rotate (0.972148393360842) translate (8.27793055555556cm 6.071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14" svg:width="0.202cm" svg:height="1.401cm" draw:transform="rotate (0.972148393360842) translate (7.59530555555556cm 5.12056944444444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6" draw:text-style-name="P14" svg:width="2.601cm" svg:height="0.202cm" draw:transform="rotate (0.972148393360842) translate (6.91797222222222cm 6.111875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47" draw:text-style-name="P14" svg:x1="8.973cm" svg:y1="5.94cm" svg:x2="0.252cm" svg:y2="0cm"><text:p/></draw:line><draw:line draw:style-name="gr48" draw:text-style-name="P14" svg:x1="8.952cm" svg:y1="5.934cm" svg:x2="8.952cm" svg:y2="2.934cm"><text:p/></draw:line><draw:line draw:style-name="gr49" draw:text-style-name="P14" svg:x1="8.952cm" svg:y1="2.9cm" svg:x2="0.252cm" svg:y2="2.9cm"><text:p/></draw:line><draw:line draw:style-name="gr50" draw:text-style-name="P14" svg:x1="9.052cm" svg:y1="5.85cm" svg:x2="9.052cm" svg:y2="0cm"><text:p/></draw:line><draw:line draw:style-name="gr51" draw:text-style-name="P14" svg:x1="8.952cm" svg:y1="0cm" svg:x2="0.252cm" svg:y2="0cm"><text:p/></draw:line><draw:line draw:style-name="gr52" draw:text-style-name="P14" svg:x1="8.998cm" svg:y1="5.965cm" svg:x2="0.252cm" svg:y2="2.9cm"><text:p/></draw:line><draw:frame draw:style-name="gr53" draw:text-style-name="P16" svg:width="1.07cm" svg:height="0.983cm" svg:x="4.182cm" svg:y="0cm"><draw:text-box><text:p text:style-name="P15"><text:span text:style-name="T11">Ft</text:span></text:p></draw:text-box></draw:frame><draw:frame draw:style-name="gr54" draw:text-style-name="P17" svg:width="1.601cm" svg:height="0.821cm" svg:x="2.751cm" svg:y="4.099cm"><draw:text-box><text:p text:style-name="P15"><text:span text:style-name="T13">Fln</text:span></text:p></draw:text-box></draw:frame><draw:frame draw:style-name="gr55" draw:text-style-name="P17" svg:width="1.601cm" svg:height="0.821cm" svg:x="5.651cm" svg:y="3.101cm"><draw:text-box><text:p text:style-name="P15"><text:span text:style-name="T13">Fla</text:span></text:p></draw:text-box></draw:frame><draw:frame draw:style-name="gr56" draw:text-style-name="P17" svg:width="1.601cm" svg:height="0.821cm" svg:x="7.752cm" svg:y="0.801cm"><draw:text-box><text:p text:style-name="P15"><text:span text:style-name="T13">Fpa</text:span></text:p></draw:text-box></draw:frame><draw:line draw:style-name="gr57" draw:text-style-name="P14" svg:x1="0.252cm" svg:y1="0cm" svg:x2="0.252cm" svg:y2="2.9cm"><text:p/></draw:line></draw:g>Drawing <text:sequence text:ref-name="refDrawing6" text:name="Drawing" text:formula="ooow:Drawing+1" style:num-format="1">7</text:sequence>: Forces during pitch adjustment</text:p></draw:text-box></draw:frame></text:p>
      <text:p text:style-name="Text_20_body"/>
      <text:p text:style-name="Text_20_body"/>
      <text:p text:style-name="Text_20_body"/>
      <text:h text:style-name="Heading_20_1" text:outline-level="1">Definitions</text:h>
      <text:p text:style-name="P6">Forces and Mo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Quantity</text:p>
          </table:table-cell>
          <table:table-cell table:style-name="Table1.A1" office:value-type="string">
            <text:p text:style-name="P13">Variable</text:p>
          </table:table-cell>
          <table:table-cell table:style-name="Table1.A1" office:value-type="string">
            <text:p text:style-name="P13">Dimensionless Coefficient</text:p>
          </table:table-cell>
          <table:table-cell table:style-name="Table1.D1" office:value-type="string">
            <text:p text:style-name="P13">Positive Direction</text:p>
          </table:table-cell>
        </table:table-row>
        <table:table-row>
          <table:table-cell table:style-name="Table1.A2" office:value-type="string">
            <text:p text:style-name="P11">Lift</text:p>
          </table:table-cell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11">CL = L/qS</text:p>
          </table:table-cell>
          <table:table-cell table:style-name="Table1.D2" office:value-type="string">
            <text:p text:style-name="P11">'Up' normal to freestream</text:p>
          </table:table-cell>
        </table:table-row>
        <table:table-row>
          <table:table-cell table:style-name="Table1.A2" office:value-type="string">
            <text:p text:style-name="P11">Drag</text:p>
          </table:table-cell>
          <table:table-cell table:style-name="Table1.A2" office:value-type="string">
            <text:p text:style-name="P11">D</text:p>
          </table:table-cell>
          <table:table-cell table:style-name="Table1.A2" office:value-type="string">
            <text:p text:style-name="P11">CD = D/qS</text:p>
          </table:table-cell>
          <table:table-cell table:style-name="Table1.D2" office:value-type="string">
            <text:p text:style-name="P11">Downstream</text:p>
          </table:table-cell>
        </table:table-row>
        <table:table-row>
          <table:table-cell table:style-name="Table1.A2" office:value-type="string">
            <text:p text:style-name="P11">Sideforce</text:p>
          </table:table-cell>
          <table:table-cell table:style-name="Table1.A2" office:value-type="string">
            <text:p text:style-name="P11">Y</text:p>
          </table:table-cell>
          <table:table-cell table:style-name="Table1.A2" office:value-type="string">
            <text:p text:style-name="P11">CY = Y/qS</text:p>
          </table:table-cell>
          <table:table-cell table:style-name="Table1.D2" office:value-type="string">
            <text:p text:style-name="P11">Right, looking forward</text:p>
          </table:table-cell>
        </table:table-row>
        <table:table-row>
          <table:table-cell table:style-name="Table1.A2" office:value-type="string">
            <text:p text:style-name="P11">Roll</text:p>
          </table:table-cell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11">Cl = l / qSb</text:p>
          </table:table-cell>
          <table:table-cell table:style-name="Table1.D2" office:value-type="string">
            <text:p text:style-name="P11">Right wing down</text:p>
          </table:table-cell>
        </table:table-row>
        <table:table-row>
          <table:table-cell table:style-name="Table1.A2" office:value-type="string">
            <text:p text:style-name="P11">Pitch</text:p>
          </table:table-cell>
          <table:table-cell table:style-name="Table1.A2" office:value-type="string">
            <text:p text:style-name="P11">M</text:p>
          </table:table-cell>
          <table:table-cell table:style-name="Table1.A2" office:value-type="string">
            <text:p text:style-name="P11">Cm = M/qSc</text:p>
          </table:table-cell>
          <table:table-cell table:style-name="Table1.D2" office:value-type="string">
            <text:p text:style-name="P11">Nose up</text:p>
          </table:table-cell>
        </table:table-row>
        <table:table-row>
          <table:table-cell table:style-name="Table1.A2" office:value-type="string">
            <text:p text:style-name="P11">Yaw</text:p>
          </table:table-cell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11">Cn = N/qSb</text:p>
          </table:table-cell>
          <table:table-cell table:style-name="Table1.D2" office:value-type="string">
            <text:p text:style-name="P11">Nose right</text:p>
          </table:table-cell>
        </table:table-row>
      </table:table>
      <text:p text:style-name="P6"/>
      <text:p text:style-name="P6">Angles and Rate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Heading">Quantity</text:p>
          </table:table-cell>
          <table:table-cell table:style-name="Table2.A1" office:value-type="string">
            <text:p text:style-name="Table_20_Heading">Symbol</text:p>
          </table:table-cell>
          <table:table-cell table:style-name="Table2.C1" office:value-type="string">
            <text:p text:style-name="Table_20_Heading">Positive Direction</text:p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Angle of attack</text:p>
          </table:table-cell>
          <table:table-cell table:style-name="Table2.A2" office:value-type="string">
            <text:p text:style-name="P9">a</text:p>
          </table:table-cell>
          <table:table-cell table:style-name="Table2.C2" office:value-type="string">
            <text:p text:style-name="Table_20_Contents">Nose up w.r.t. freestream</text:p>
          </table:table-cell>
        </table:table-row>
        <table:table-row table:style-name="Table2.2">
          <table:table-cell table:style-name="Table2.A2" office:value-type="string">
            <text:p text:style-name="Table_20_Contents">Angle of sideslip</text:p>
          </table:table-cell>
          <table:table-cell table:style-name="Table2.A2" office:value-type="string">
            <text:p text:style-name="P9">b</text:p>
          </table:table-cell>
          <table:table-cell table:style-name="Table2.C2" office:value-type="string">
            <text:p text:style-name="Table_20_Contents">Nose left</text:p>
          </table:table-cell>
        </table:table-row>
        <table:table-row table:style-name="Table2.2">
          <table:table-cell table:style-name="Table2.A2" office:value-type="string">
            <text:p text:style-name="Table_20_Contents">Pitch angle</text:p>
          </table:table-cell>
          <table:table-cell table:style-name="Table2.A2" office:value-type="string">
            <text:p text:style-name="P9">Q</text:p>
          </table:table-cell>
          <table:table-cell table:style-name="Table2.C2" office:value-type="string">
            <text:p text:style-name="Table_20_Contents">Nose up</text:p>
          </table:table-cell>
        </table:table-row>
        <table:table-row table:style-name="Table2.2">
          <table:table-cell table:style-name="Table2.A2" office:value-type="string">
            <text:p text:style-name="Table_20_Contents">Yaw angle</text:p>
          </table:table-cell>
          <table:table-cell table:style-name="Table2.A2" office:value-type="string">
            <text:p text:style-name="P9">Y</text:p>
          </table:table-cell>
          <table:table-cell table:style-name="Table2.C2" office:value-type="string">
            <text:p text:style-name="P11">Nose right</text:p>
          </table:table-cell>
        </table:table-row>
        <table:table-row table:style-name="Table2.2">
          <table:table-cell table:style-name="Table2.A2" office:value-type="string">
            <text:p text:style-name="Table_20_Contents">Bank angle</text:p>
          </table:table-cell>
          <table:table-cell table:style-name="Table2.A2" office:value-type="string">
            <text:p text:style-name="P9">F</text:p>
          </table:table-cell>
          <table:table-cell table:style-name="Table2.C2" office:value-type="string">
            <text:p text:style-name="Table_20_Contents">Right wing down</text:p>
          </table:table-cell>
        </table:table-row>
        <table:table-row table:style-name="Table2.2">
          <table:table-cell table:style-name="Table2.A2" office:value-type="string">
            <text:p text:style-name="Table_20_Contents">Roll rate</text:p>
          </table:table-cell>
          <table:table-cell table:style-name="Table2.A2" office:value-type="string">
            <text:p text:style-name="Table_20_Contents">p</text:p>
          </table:table-cell>
          <table:table-cell table:style-name="Table2.C2" office:value-type="string">
            <text:p text:style-name="Table_20_Contents">Right wing down</text:p>
          </table:table-cell>
        </table:table-row>
        <table:table-row table:style-name="Table2.2">
          <table:table-cell table:style-name="Table2.A2" office:value-type="string">
            <text:p text:style-name="Table_20_Contents">Pitch rate</text:p>
          </table:table-cell>
          <table:table-cell table:style-name="Table2.A2" office:value-type="string">
            <text:p text:style-name="Table_20_Contents">q</text:p>
          </table:table-cell>
          <table:table-cell table:style-name="Table2.C2" office:value-type="string">
            <text:p text:style-name="Table_20_Contents">Nose up</text:p>
          </table:table-cell>
        </table:table-row>
        <table:table-row table:style-name="Table2.9">
          <table:table-cell table:style-name="Table2.A2" office:value-type="string">
            <text:p text:style-name="Table_20_Contents">Yaw rate</text:p>
          </table:table-cell>
          <table:table-cell table:style-name="Table2.A2" office:value-type="string">
            <text:p text:style-name="Table_20_Contents">r</text:p>
          </table:table-cell>
          <table:table-cell table:style-name="Table2.C2" office:value-type="string">
            <text:p text:style-name="Table_20_Contents">Nose Right</text:p>
          </table:table-cell>
        </table:table-row>
        <table:table-row table:style-name="Table2.9">
          <table:table-cell table:style-name="Table2.A2" office:value-type="string">
            <text:p text:style-name="Table_20_Contents">Earth heading</text:p>
          </table:table-cell>
          <table:table-cell table:style-name="Table2.A2" office:value-type="string">
            <text:p text:style-name="P12"><text:span text:style-name="T10">γ</text:span> </text:p>
          </table:table-cell>
          <table:table-cell table:style-name="Table2.C2" office:value-type="string">
            <text:p text:style-name="Table_20_Contents">Nose right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Fine_20_Dashed" draw:display-name="Fine Dashed" draw:style="rect" draw:dots1="1" draw:dots1-length="0.288cm" draw:dots2="1" draw:dots2-length="0.288cm" draw:distance="0.288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9:29:36.94</meta:creation-date>
    <dc:date>2012-10-28T23:39:09.95</dc:date>
    <meta:editing-duration>PT15H54M55S</meta:editing-duration>
    <meta:editing-cycles>8</meta:editing-cycles>
    <meta:generator>LibreOffice/3.5$Windows_x86 LibreOffice_project/7122e39-92ed229-498d286-15e43b4-d70da21</meta:generator>
    <meta:document-statistic meta:table-count="2" meta:image-count="0" meta:object-count="0" meta:page-count="6" meta:paragraph-count="106" meta:word-count="692" meta:character-count="3809" meta:non-whitespace-character-count="3205"/>
  </office:meta>
</office:document-meta>
</file>